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9D00000363DCCE3E3DA656FFBC.png" manifest:media-type="image/png"/>
  <manifest:file-entry manifest:full-path="Pictures/10000000000000FA000001F42B001E89E264B7A2.png" manifest:media-type="image/png"/>
  <manifest:file-entry manifest:full-path="Pictures/100000010000020000000200A95E1D1EB24307B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ato Black" svg:font-family="'Lato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3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316cm, 0cm, 1.191cm)" draw:image-opacity="100%" style:mirror="none"/>
    </style:style>
    <style:style style:name="gr5" style:family="graphic" style:parent-style-name="Object_20_with_20_no_20_fill_20_and_20_no_20_line">
      <style:graphic-properties svg:stroke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draw:stroke="dash" draw:stroke-dash="Double_20_Dash" svg:stroke-width="0.106cm" svg:stroke-color="#ff0000" draw:marker-start-width="0.359cm" draw:marker-end="Arrow" draw:marker-end-width="0.459cm" svg:stroke-linecap="butt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text-properties fo:color="#ff0000" loext:opacity="100%" style:font-name="Lato Black"/>
    </style:style>
    <style:style style:name="P3" style:family="paragraph">
      <loext:graphic-properties draw:fill="none" draw:fill-color="#ffffff"/>
      <style:text-properties fo:color="#ff0000" loext:opacity="100%" loext:color-lum-mod="100%" loext:color-lum-off="0%" style:font-name="Lato Black"/>
    </style:style>
    <style:style style:name="P4" style:family="paragraph">
      <style:paragraph-properties fo:text-align="center"/>
      <style:text-properties style:use-window-font-color="true" loext:opacity="0%" style:font-name="Lato Black" fo:font-size="22pt" style:font-size-asian="22pt" style:font-size-complex="22pt"/>
    </style:style>
    <style:style style:name="P5" style:family="paragraph">
      <loext:graphic-properties draw:fill="none" draw:fill-color="#ffffff"/>
      <style:text-properties style:use-window-font-color="true" loext:opacity="0%" loext:color-lum-mod="100%" loext:color-lum-off="0%" style:font-name="Lato Black"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style:font-name="Lato Black"/>
    </style:style>
    <style:style style:name="T2" style:family="text">
      <style:text-properties style:use-window-font-color="true" loext:opacity="0%" style:font-name="Lato Black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506cm" svg:height="4.776cm" svg:x="0.867cm" svg:y="8.202cm">
            <draw:image xlink:href="Pictures/100000000000049D00000363DCCE3E3DA656FFBC.png" xlink:type="simple" xlink:show="embed" xlink:actuate="onLoad" draw:mime-type="image/png">
              <text:p/>
            </draw:image>
          </draw:frame>
          <draw:frame draw:style-name="gr1" draw:text-style-name="P1" draw:layer="layout" svg:width="6.505cm" svg:height="4.775cm" svg:x="5.009cm" svg:y="3.99cm">
            <draw:image xlink:href="Pictures/100000000000049D00000363DCCE3E3DA656FFBC.png" xlink:type="simple" xlink:show="embed" xlink:actuate="onLoad" draw:mime-type="image/png">
              <text:p/>
            </draw:image>
          </draw:frame>
          <draw:line draw:style-name="gr2" draw:text-style-name="P1" draw:layer="layout" svg:x1="1.364cm" svg:y1="12.301cm" svg:x2="10.027cm" svg:y2="3.651cm">
            <text:p/>
          </draw:line>
          <draw:frame draw:style-name="gr3" draw:text-style-name="P3" draw:layer="layout" svg:width="1.897cm" svg:height="1.775cm" draw:transform="rotate (0.77265725985789) translate (4.677cm 7.799cm)">
            <draw:text-box>
              <text:p text:style-name="P2"><text:span text:style-name="T1">10 m</text:span></text:p>
            </draw:text-box>
          </draw:frame>
        </draw:g>
        <draw:frame draw:style-name="gr4" draw:text-style-name="P1" draw:layer="layout" svg:width="4.106cm" svg:height="13.228cm" draw:transform="rotate (-0.727278699306037) translate (13.235cm 14.858cm)">
          <draw:image xlink:href="Pictures/10000000000000FA000001F42B001E89E264B7A2.png" xlink:type="simple" xlink:show="embed" xlink:actuate="onLoad" draw:mime-type="image/png">
            <text:p/>
          </draw:image>
        </draw:frame>
        <draw:frame draw:style-name="gr5" draw:text-style-name="P1" draw:layer="layout" svg:width="2.62cm" svg:height="2.62cm" svg:x="8.387cm" svg:y="7.937cm">
          <draw:image xlink:href="Pictures/100000010000020000000200A95E1D1EB24307B7.png" xlink:type="simple" xlink:show="embed" xlink:actuate="onLoad" draw:mime-type="image/png">
            <text:p/>
          </draw:image>
        </draw:frame>
        <draw:frame draw:style-name="gr6" draw:text-style-name="P5" draw:layer="layout" svg:width="1.949cm" svg:height="1.182cm" draw:transform="rotate (-0.0123918376891601) translate (8.71cm 10.745cm)">
          <draw:text-box>
            <text:p text:style-name="P4"><text:span text:style-name="T2">80</text:span></text:p>
          </draw:text-box>
        </draw:frame>
        <draw:line draw:style-name="gr7" draw:text-style-name="P6" draw:layer="layout" svg:x1="1.826cm" svg:y1="25.057cm" svg:x2="19.235cm" svg:y2="25.057cm">
          <text:p/>
        </draw:line>
        <draw:line draw:style-name="gr8" draw:text-style-name="P6" draw:layer="layout" svg:x1="15.011cm" svg:y1="24.739cm" svg:x2="15.011cm" svg:y2="16.881cm">
          <text:p/>
        </draw:line>
        <draw:frame draw:style-name="gr6" draw:text-style-name="P3" draw:layer="layout" svg:width="1.949cm" svg:height="1.013cm" draw:transform="rotate (1.55840448910574) translate (15.049cm 21.931cm)">
          <draw:text-box>
            <text:p text:style-name="P2"><text:span text:style-name="T1">6 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ato Black" svg:font-family="'Lato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9T23:22:29.884000000</meta:creation-date>
    <dc:date>2023-06-30T02:12:52.060000000</dc:date>
    <meta:editing-duration>PT2H50M22S</meta:editing-duration>
    <meta:editing-cycles>1</meta:editing-cycles>
    <meta:document-statistic meta:object-count="11"/>
    <meta:generator>LibreOffice/7.5.0.3$Windows_X86_64 LibreOffice_project/c21113d003cd3efa8c53188764377a8272d9d6de</meta:generator>
  </office:meta>
</office:document-meta>
</file>